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E220/E500 touchmonitor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The DB-9 output plug wiring is the same as the old CRT touch serial port. Power up the ELO screen first then power up the controller board to auto-preprogram the ELO screen to the correct protocol. Pressing the flashing button on the controller board reset the board to restart the programming process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5T08:02:20.877418999</meta:creation-date>
    <meta:editing-duration>PT5M</meta:editing-duration>
    <meta:editing-cycles>2</meta:editing-cycles>
    <meta:generator>LibreOffice/7.3.2.2$Linux_X86_64 LibreOffice_project/30$Build-2</meta:generator>
    <dc:title>Blueprint Plans</dc:title>
    <dc:date>2022-04-05T08:07:19.791109837</dc:date>
    <meta:print-date>2022-04-05T08:09:29.329673035</meta:print-date>
    <meta:document-statistic meta:object-count="66"/>
  </office:meta>
</office:document-meta>
</file>